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4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48)">
            <text:p>sn(24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16]);&quot;)&quot;)" office:value-type="string" office:string-value="sn(15)">
            <text:p>sn(15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10:52">
            <text:p>2019/8/8 8:1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2">
            <text:p>72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4">
            <text:p>24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7T11:48:53.83">
            <text:p>2019/8/17 11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9:47">
            <text:p>2019/8/8 8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6T08:44:18.8">
            <text:p>2019/8/16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08T08:12:43">
            <text:p>2019/8/8 8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08T08:13:37">
            <text:p>2019/8/8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3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2" office:value-type="string">
            <text:p>1,3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5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3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opening,memo-eigen+:section-1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patt-2.静か memo-eigen+:section-2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5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2T08:46:42">
            <text:p>2019/8/12 8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6:21.85">
            <text:p>2019/9/29 9:3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,theme=as-you-wish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rev,memo-eigen+:p.1_sec-1;sec-2;sec-3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type=tap-guitar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k.A,chords=A;D;E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11" office:value-type="string">
            <text:p>n</text:p>
          </table:table-cell>
          <table:table-cell table:style-name="ce7" office:value-type="string">
            <text:p>,k.D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:VIDEO / @自宅 / メモ / guitar,gt / 演奏 / g-1007-* / f-72.n</text:p>
          </table:table-cell>
          <table:table-cell table:style-name="ce15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3" office:value-type="date" office:date-value="2019-10-08T10:54:30.46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6" office:value-type="string">
            <text:p>practice 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2">
            <text:p>2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3">
            <text:p>3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2T08:57:38.01">
            <text:p>2019/8/12 8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2T09:00:07">
            <text:p>2019/8/12 9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ev,file=0911-2,k.E,memo+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tune=d.C 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5T08:38:41.01">
            <text:p>2019/8/15 8:3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-eigen+:p.1_sec-1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var,theme=new-pattern,memo-eigen+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memo-eigen=sec-3;p.1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memo-eigen=sec-2;p.1;patt-4,(2)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,from=m-2,cp=Em-F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rev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1:43:28.41">
            <text:p>2019/10/8 11:4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rs-24</text:p>
          </table:table-cell>
          <table:table-cell table:style-name="ce19" office:value-type="string">
            <text:p>,tune=d.C </text:p>
          </table:table-cell>
          <table:table-cell table:style-name="ce19"/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19" office:value-type="string">
            <text:p>,k.D,tune=d.D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f-64</text:p>
          </table:table-cell>
          <table:table-cell table:style-name="ce19" office:value-type="string">
            <text:p>,tune=d.D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64</text:p>
          </table:table-cell>
          <table:table-cell table:style-name="ce19" office:value-type="string">
            <text:p>var,type=tap-guitar</text:p>
          </table:table-cell>
          <table:table-cell table:style-name="ce19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s-4</text:p>
          </table:table-cell>
          <table:table-cell table:style-name="ce19" office:value-type="string">
            <text:p>var,memo-eigen=sec-3;p.1</text:p>
          </table:table-cell>
          <table:table-cell table:style-name="ce19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s-4</text:p>
          </table:table-cell>
          <table:table-cell table:style-name="ce19" office:value-type="string">
            <text:p>var,memo-eigen=sec-2;p.1;patt-4,(2)</text:p>
          </table:table-cell>
          <table:table-cell table:style-name="ce19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9" office:value-type="string">
            <text:p>f-65</text:p>
          </table:table-cell>
          <table:table-cell table:style-name="ce19" office:value-type="string">
            <text:p>,k.A,chords=A;D;E</text:p>
          </table:table-cell>
          <table:table-cell table:style-name="ce19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8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9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0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1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2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13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6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7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8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196.563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38];6;2)" office:value-type="string" office:string-value="09">
            <text:p>09</text:p>
          </table:table-cell>
          <table:table-cell table:formula="of:=MID([.F338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38];[.I338];&quot;-&quot;;LEFT([.G33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3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48)">
            <text:p>sn(24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4" office:value-type="float" office:value="1">
            <text:p>1</text:p>
          </table:table-cell>
          <table:table-cell table:style-name="ce36"/>
          <table:table-cell table:style-name="ce37" office:value-type="string">
            <text:p>s-4</text:p>
          </table:table-cell>
          <table:table-cell table:style-name="ce38" office:value-type="string">
            <text:p>1</text:p>
          </table:table-cell>
          <table:table-cell table:style-name="ce36" office:value-type="string">
            <text:p>s.1:patt-2,k.E</text:p>
          </table:table-cell>
          <table:table-cell table:style-name="ce40" office:value-type="string">
            <text:p>2019-10-05_18-41-36_000.jpg</text:p>
          </table:table-cell>
          <table:table-cell table:style-name="ce35"/>
          <table:table-cell table:style-name="ce36"/>
          <table:table-cell table:style-name="ce41" office:value-type="date" office:date-value="2019-10-06T08:06:14.08">
            <text:p>2019/10/6 8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1</text:p>
          </table:table-cell>
          <table:table-cell table:style-name="ce36" office:value-type="string">
            <text:p>s.1:opening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4" office:value-type="float" office:value="3">
            <text:p>3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2</text:p>
          </table:table-cell>
          <table:table-cell table:style-name="ce36" office:value-type="string">
            <text:p>patt-2,静か,t.70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35" table:number-columns-repeated="2"/>
          <table:table-cell table:style-name="ce37" office:value-type="string">
            <text:p>s-4</text:p>
          </table:table-cell>
          <table:table-cell table:style-name="ce39" office:value-type="string">
            <text:p>2,3</text:p>
          </table:table-cell>
          <table:table-cell table:style-name="ce36" office:value-type="string">
            <text:p>:m music / log / gt / memos-eigen / s-4 / p.1 || s.1:score,patt-2,k.E || s.2:score,patt-3 || s.3:score,patt-4</text:p>
          </table:table-cell>
          <table:table-cell table:style-name="ce40" office:value-type="string">
            <text:p>2019-10-07_16-34-53_000.jpg</text:p>
          </table:table-cell>
          <table:table-cell table:style-name="ce35"/>
          <table:table-cell table:style-name="ce36"/>
          <table:table-cell table:style-name="ce41" office:value-type="date" office:date-value="2019-10-08T11:32:05.43">
            <text:p>2019/10/8 11:3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0" table:number-columns-repeated="2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1:43:28.52">
            <text:p>2019/10/8 11:4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3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42" table:formula="of:=CONCATENATE(&quot;sn(&quot;;MAX(range_sn__kb);&quot;)&quot;)" office:value-type="string" office:string-value="sn(31)">
            <text:p>sn(31)</text:p>
          </table:table-cell>
          <table:table-cell table:style-name="ce42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3" office:value-type="float" office:value="10">
            <text:p>1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D,memo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3" office:value-type="float" office:value="13">
            <text:p>13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5" office:value-type="string">
            <text:p>R=3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 office:value-type="float" office:value="11">
            <text:p>11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5" office:value-type="string">
            <text:p>R=1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3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ar-1</text:p>
          </table:table-cell>
          <table:table-cell table:style-name="ce45"/>
          <table:table-cell table:style-name="ce48" office:value-type="string">
            <text:p>,k.C,notes=1-5-7-8-5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arpeggio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4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c.p.-1</text:p>
          </table:table-cell>
          <table:table-cell table:style-name="ce45"/>
          <table:table-cell table:style-name="ce47" office:value-type="string">
            <text:p>(2),chords=C△-D△-E7 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text:p>c.p.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4"/>
          <table:table-cell table:style-name="ce47" office:value-type="string">
            <text:p>(1),k.C,cp=c.p.-1</text:p>
          </table:table-cell>
          <table:table-cell table:style-name="ce48" office:value-type="string">
            <text:p>2019-09-08_17-42-56_000.jpg</text:p>
          </table:table-cell>
          <table:table-cell table:style-name="ce43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3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/>
          <table:table-cell table:style-name="ce47" office:value-type="string">
            <text:p>,cp=1-5-6m-3m/4-1-4-5,R=1(domino)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1v,1d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3" office:value-type="float" office:value="7">
            <text:p>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3</text:p>
          </table:table-cell>
          <table:table-cell table:style-name="ce45"/>
          <table:table-cell table:style-name="ce47" office:value-type="string">
            <text:p>,th=6th-note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3" office:value-type="float" office:value="9">
            <text:p>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4</text:p>
          </table:table-cell>
          <table:table-cell table:style-name="ce45"/>
          <table:table-cell table:style-name="ce48" office:value-type="string">
            <text:p>,k.Dm,notes=L3m-1-5-5m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3" office:value-type="float" office:value="12">
            <text:p>12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5" office:value-type="string">
            <text:p>R=2 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3" office:value-type="float" office:value="14">
            <text:p>14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6</text:p>
          </table:table-cell>
          <table:table-cell table:style-name="ce45"/>
          <table:table-cell table:style-name="ce45" office:value-type="string">
            <text:p>,theme=random</text:p>
          </table:table-cell>
          <table:table-cell table:style-name="ce45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3" office:value-type="float" office:value="18">
            <text:p>18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7</text:p>
          </table:table-cell>
          <table:table-cell table:style-name="ce45"/>
          <table:table-cell table:style-name="ce48" office:value-type="string">
            <text:p>,theme=random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3" office:value-type="float" office:value="22">
            <text:p>22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8</text:p>
          </table:table-cell>
          <table:table-cell table:style-name="ce45"/>
          <table:table-cell table:style-name="ce47" office:value-type="string">
            <text:p>,rando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float" office:value="13">
            <text:p>13</text:p>
          </table:table-cell>
          <table:table-cell table:style-name="ce28" office:value-type="string">
            <text:p>LH.M</text:p>
          </table:table-cell>
          <table:table-cell table:style-name="ce3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4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m-1</text:p>
          </table:table-cell>
          <table:table-cell table:style-name="ce45"/>
          <table:table-cell table:style-name="ce47" office:value-type="string">
            <text:p>(3) LH.movement-1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office:annotation office:display="true" draw:style-name="gr1" draw:text-style-name="P2" svg:width="2.899cm" svg:height="0.991cm" svg:x="21.948cm" svg:y="8.54cm" draw:caption-point-x="-0.672cm" draw:caption-point-y="0.29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3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rs-1</text:p>
          </table:table-cell>
          <table:table-cell table:style-name="ce45"/>
          <table:table-cell table:style-name="ce47" office:value-type="string">
            <text:p>,cp=1-5-6m-3m/4-1-4-5,k.D,k.F#m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research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5">
            <text:p>2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1;chord=D△-&gt;pattern-1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6">
            <text:p>2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2;chord=D△-&gt;pattern-2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1">
            <text:p>21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cp=1-5-6m-3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5">
            <text:p>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09-29_14-16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0">
            <text:p>20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17">
            <text:p>17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15">
            <text:p>15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19">
            <text:p>19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k.F#m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16">
            <text:p>16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3">
            <text:p>23</text:p>
          </table:table-cell>
          <table:table-cell table:style-name="ce43" office:value-type="float" office:value="5">
            <text:p>5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var,time=0.00~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5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4">
            <text:p>2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7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f-6(--&gt; f-7),practice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7">
            <text:p>2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random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8">
            <text:p>2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/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29">
            <text:p>2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ch.C=patt-1,ch.D=patt-1,t.70,k.C,memo+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30">
            <text:p>3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eigen-memo=p.1_sec-2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43" office:value-type="float" office:value="31">
            <text:p>31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genre=blues-like</text:p>
          </table:table-cell>
          <table:table-cell table:style-name="ce48"/>
          <table:table-cell table:style-name="ce43" office:value-type="string">
            <text:p>frase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1:43:28.63">
            <text:p>2019/10/8 11:4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f-6</text:p>
          </table:table-cell>
          <table:table-cell table:style-name="ce19" office:value-type="string">
            <text:p>practice </text:p>
          </table:table-cell>
          <table:table-cell table:style-name="ce19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f-1</text:p>
          </table:table-cell>
          <table:table-cell table:style-name="ce19" office:value-type="string">
            <text:p>play,ch.C=patt-1,ch.D=patt-1,t.70,k.C,memo+</text:p>
          </table:table-cell>
          <table:table-cell table:style-name="ce19" office:value-type="string">
            <text:p>R=1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play,eigen-memo=p.1_sec-2</text:p>
          </table:table-cell>
          <table:table-cell table:style-name="ce19" office:value-type="string">
            <text:p>R=2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genre=blues-like</text:p>
          </table:table-cell>
          <table:table-cell table:style-name="ce19" office:value-type="string">
            <text:p>R=3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7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2.761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48)">
            <text:p>sn(24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2" office:value-type="float" office:value="1">
            <text:p>1</text:p>
          </table:table-cell>
          <table:table-cell table:style-name="ce54"/>
          <table:table-cell table:style-name="ce55" office:value-type="string">
            <text:p>f-1</text:p>
          </table:table-cell>
          <table:table-cell table:style-name="ce56"/>
          <table:table-cell table:style-name="ce54" office:value-type="string">
            <text:p>:m music / log / kb / || f-1 patterns chord=C:pattern-1,pattern-2 chord=D:pattern-1,pattern-2</text:p>
          </table:table-cell>
          <table:table-cell table:style-name="ce59" office:value-type="string">
            <text:p>2019-10-03_17-35-28_000.jpg</text:p>
          </table:table-cell>
          <table:table-cell table:style-name="ce53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60" office:value-type="date" office:date-value="2019-10-05T11:00:52.35">
            <text:p>2019/10/5 11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2" office:value-type="float" office:value="2">
            <text:p>2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2" office:value-type="float" office:value="3">
            <text:p>3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9" table:number-columns-repeated="2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1:43:28.74">
            <text:p>2019/10/8 11:4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8">
          <table:table-cell table:style-name="ce42" table:formula="of:=CONCATENATE(&quot;sn(&quot;;MAX(range_sn__vio);&quot;)&quot;)" office:value-type="string" office:string-value="sn(2)">
            <text:p>sn(2)</text:p>
          </table:table-cell>
          <table:table-cell table:style-name="ce42" office:value-type="string">
            <text:p>session num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4" office:value-type="string">
            <text:p>f-1</text:p>
          </table:table-cell>
          <table:table-cell table:style-name="ce61"/>
          <table:table-cell table:style-name="ce63" office:value-type="string">
            <text:p>k.G,R=1 </text:p>
          </table:table-cell>
          <table:table-cell table:style-name="ce65" office:value-type="string">
            <text:p>2019-09-08_18-47-39_000.jpg</text:p>
          </table:table-cell>
          <table:table-cell table:style-name="ce62" office:value-type="string">
            <text:p>frase</text:p>
          </table:table-cell>
          <table:table-cell table:style-name="ce63" office:value-type="float" office:value="1">
            <text:p>1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64" office:value-type="string">
            <text:p>te-1</text:p>
          </table:table-cell>
          <table:table-cell table:style-name="ce63"/>
          <table:table-cell table:style-name="ce63" office:value-type="string">
            <text:p>content=bounce-2-notes,R=2</text:p>
          </table:table-cell>
          <table:table-cell table:style-name="ce65" office:value-type="string">
            <text:p>2019-09-08_18-47-39_000.jpg</text:p>
          </table:table-cell>
          <table:table-cell table:style-name="ce61" office:value-type="string">
            <text:p>technique</text:p>
          </table:table-cell>
          <table:table-cell table:style-name="ce63" office:value-type="float" office:value="2">
            <text:p>2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1"/>
          <table:table-cell table:style-name="ce63" office:value-type="float" office:value="1">
            <text:p>1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rev, </text:p>
          </table:table-cell>
          <table:table-cell table:style-name="ce63"/>
          <table:table-cell table:style-name="ce65"/>
          <table:table-cell table:style-name="ce61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2">
            <text:p>2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>
            <text:p>1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3">
            <text:p>3</text:p>
          </table:table-cell>
          <table:table-cell table:style-name="ce64" office:value-type="string">
            <text:p>f-45</text:p>
          </table:table-cell>
          <table:table-cell table:style-name="ce63"/>
          <table:table-cell table:style-name="ce63" office:value-type="string">
            <text:p>i.f.=f-4</text:p>
          </table:table-cell>
          <table:table-cell table:style-name="ce65"/>
          <table:table-cell table:style-name="ce62"/>
          <table:table-cell table:style-name="ce63" office:value-type="float" office:value="2">
            <text:p>2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4">
            <text:p>4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>
            <text:p>3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5">
            <text:p>5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>
            <text:p>4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6">
            <text:p>6</text:p>
          </table:table-cell>
          <table:table-cell table:style-name="ce64" office:value-type="string">
            <text:p>f-3</text:p>
          </table:table-cell>
          <table:table-cell table:style-name="ce63" office:value-type="string">
            <text:p>var-1</text:p>
          </table:table-cell>
          <table:table-cell table:style-name="ce63" office:value-type="string">
            <text:p>N+</text:p>
          </table:table-cell>
          <table:table-cell table:style-name="ce65"/>
          <table:table-cell table:style-name="ce62"/>
          <table:table-cell table:style-name="ce63" office:value-type="float" office:value="5">
            <text:p>5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1:43:28.83">
            <text:p>2019/10/8 11:4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2">
            <text:p>2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3">
            <text:p>3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4">
            <text:p>4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5">
            <text:p>5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6">
            <text:p>6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J28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2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2019/10/08</text:date>, <text:time>11:43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8T11:43:27.99</dc:date>
    <dc:creator>iwabuchi ken</dc:creator>
    <meta:editing-duration>P1DT19H39M6S</meta:editing-duration>
    <meta:editing-cycles>257</meta:editing-cycles>
    <meta:generator>OpenOffice/4.1.3$Win32 OpenOffice.org_project/413m1$Build-9783</meta:generator>
    <meta:document-statistic meta:table-count="5" meta:cell-count="4236" meta:object-count="0"/>
    <meta:user-defined meta:name="sheets-banding"/>
    <meta:user-defined meta:name="sheets-original-selection"/>
  </office:meta>
</office:document-meta>
</file>